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EC000003805D77204A.png" manifest:media-type="image/png"/>
  <manifest:file-entry manifest:full-path="Pictures/10000001000002EC00000380C6BF1D95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Iosevka Medium" svg:font-family="'Iosevka Medium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思源黑体 CN" svg:font-family="'思源黑体 CN'" style:font-family-generic="system" style:font-pitch="variable"/>
  </office:font-face-decls>
  <office:automatic-styles>
    <style:style style:name="dp1" style:family="drawing-page">
      <style:drawing-page-properties draw:fill="solid" draw:fill-color="#5983b0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3.631cm" fo:min-width="24.9cm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cm" fo:min-width="0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="none" draw:fill-color="#ffffff"/>
      <style:text-properties fo:font-size="11pt" style:font-size-asian="11pt" style:font-size-complex="11pt"/>
    </style:style>
    <style:style style:name="P3" style:family="paragraph">
      <style:paragraph-properties fo:text-align="center"/>
    </style:style>
    <style:style style:name="T1" style:family="text">
      <style:text-properties fo:font-size="42pt" style:font-size-asian="42pt" style:font-size-complex="42pt"/>
    </style:style>
    <style:style style:name="T2" style:family="text">
      <style:text-properties style:font-name="Iosevka Medium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4cm" svg:height="3.88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4.5cm" svg:height="3.367cm" svg:x="0.5cm" svg:y="0.25cm">
          <draw:text-box>
            <text:p><text:span text:style-name="T1">部分第三方</text:span><text:span text:style-name="T1">DLC</text:span><text:span text:style-name="T1">简体中文支持</text:span><text:span text:style-name="T1"><text:line-break/></text:span><text:span text:style-name="T2">Third-Party DLC Simplified Chinese Localisation by Smallg0at</text:span></text:p>
          </draw:text-box>
        </draw:frame>
        <draw:frame draw:style-name="gr3" draw:text-style-name="P3" draw:layer="layout" svg:width="8.75cm" svg:height="10.482cm" svg:x="0cm" svg:y="3.87cm">
          <draw:image xlink:href="Pictures/10000001000002EC000003805D77204A.png" xlink:type="simple" xlink:show="embed" xlink:actuate="onLoad" draw:mime-type="image/png">
            <text:p/>
          </draw:image>
        </draw:frame>
        <draw:frame draw:style-name="gr3" draw:text-style-name="P3" draw:layer="layout" svg:width="8.75cm" svg:height="10.482cm" svg:x="8.75cm" svg:y="3.87cm">
          <draw:image xlink:href="Pictures/10000001000002EC00000380C6BF1D9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Iosevka Medium" svg:font-family="'Iosevka Medium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思源黑体 CN" svg:font-family="'思源黑体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思源黑体 CN" style:font-family-asian="'思源黑体 CN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2-24T11:51:19.318202000</meta:creation-date>
    <dc:date>2025-12-24T12:55:33.320633800</dc:date>
    <meta:editing-duration>PT1H2M55S</meta:editing-duration>
    <meta:editing-cycles>3</meta:editing-cycles>
    <meta:generator>LibreOffice/25.8.3.2$Windows_X86_64 LibreOffice_project/8ca8d55c161d602844f5428fa4b58097424e324e</meta:generator>
    <meta:document-statistic meta:object-count="4"/>
  </office:meta>
</office:document-meta>
</file>